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36.0pt"/>
    </style:style>
    <style:style style:name="P2" style:family="paragraph" style:parent-style-name="Standard">
      <style:paragraph-properties fo:text-align="end"/>
      <style:text-properties style:font-name="Lucida Grande" fo:font-size="36.0pt"/>
    </style:style>
    <style:style style:name="T1" style:family="text">
      <style:text-properties style:font-name="KFGQPC Uthmanic Script HAFS"/>
    </style:style>
    <style:style style:name="T2" style:family="text">
      <style:text-properties fo:letter-spacing="0.0000in" fo:color="#000000" fo:background-color="#ffffff"/>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 ٱلَّذِينَ أَنۡعَمۡتَ عَلَيۡهِمۡ غَيۡرِ ٱلۡمَغۡضُوبِ عَلَيۡهِمۡ وَلَا ٱلضَّآلِّينَ ٧</text:p>
      <text:p text:style-name="P1"/>
      <text:p text:style-name="P2">Page<text:span text:style-name="T1"><text:s/>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آ أُنزِلَ إِلَيۡكَ وَمَآ أُنزِلَ مِن قَبۡلِكَ وَبِٱلۡأٓخِرَةِ هُمۡ 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آءَۚ وَسِعَ كُرۡسِيُّهُ ٱلسَّمَٰوَٰتِ وَٱلۡأَرۡضَۖ وَلَا يَؤُ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آ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آءُ وَيُعَذِّبُ مَن يَشَآءُۗ وَٱللَّهُ عَلَىٰ كُلِّ شَيۡءٖ قَدِيرٌ ٢٨٤</text:p>
      <text:p text:style-name="P1"/>
      <text:p text:style-name="P2">Page<text:span text:style-name="T1"><text:s/>8</text:span></text:p>
      <text:p text:style-name="P1">ءَامَنَ ٱلرَّسُولُ بِمَآ أُنزِلَ إِلَيۡهِ مِن رَّبِّهِۦ وَٱلۡمُؤۡمِنُونَۚ كُلٌّ ءَامَنَ بِٱللَّهِ وَ<text:span text:style-name="T2">مَلَـٰٓٮِٕكَتِهِ</text:span>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آ إِن نَّسِينَآ أَوۡ أَخۡطَأۡنَاۚ رَبَّنَا وَلَا تَحۡمِلۡ عَلَيۡنَآ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أَ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p>
      <text:p text:style-name="P1">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meta:initial-creator>Iwani Khalid</meta:initial-creator>
  </office:meta>
</office:document-meta>
</file>